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" table:style-name="ta1">
        <table:shapes>
          <draw:frame draw:z-index="0" draw:style-name="gr1" draw:text-style-name="P1" svg:width="388.96mm" svg:height="208.25mm" svg:x="81.76mm" svg:y="12.48mm">
            <draw:object draw:notify-on-update-of-ranges="rec.A1:rec.A1 rec.A2:rec.A146 rec.D1:rec.D1 rec.D2:rec.D1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equenz</text:p>
          </table:table-cell>
          <table:table-cell table:number-columns-repeated="2"/>
          <table:table-cell office:value-type="string" calcext:value-type="string">
            <text:p>Spann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formula="of:=AVERAGE([.B2:.B21])" office:value-type="float" office:value="397.25" calcext:value-type="float">
            <text:p>397.25</text:p>
          </table:table-cell>
          <table:table-cell table:formula="of:=[.C2]*5/1023" office:value-type="float" office:value="1.94159335288368" calcext:value-type="float">
            <text:p>1.94159335288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formula="of:=AVERAGE([.B3:.B22])" office:value-type="float" office:value="410.1" calcext:value-type="float">
            <text:p>410.1</text:p>
          </table:table-cell>
          <table:table-cell table:formula="of:=[.C3]*5/1023" office:value-type="float" office:value="2.00439882697947" calcext:value-type="float">
            <text:p>2.0043988269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table:formula="of:=AVERAGE([.B4:.B23])" office:value-type="float" office:value="404.7" calcext:value-type="float">
            <text:p>404.7</text:p>
          </table:table-cell>
          <table:table-cell table:formula="of:=[.C4]*5/1023" office:value-type="float" office:value="1.97800586510264" calcext:value-type="float">
            <text:p>1.9780058651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AVERAGE([.B5:.B24])" office:value-type="float" office:value="396.6" calcext:value-type="float">
            <text:p>396.6</text:p>
          </table:table-cell>
          <table:table-cell table:formula="of:=[.C5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table:formula="of:=AVERAGE([.B6:.B25])" office:value-type="float" office:value="410.1" calcext:value-type="float">
            <text:p>410.1</text:p>
          </table:table-cell>
          <table:table-cell table:formula="of:=[.C6]*5/1023" office:value-type="float" office:value="2.00439882697947" calcext:value-type="float">
            <text:p>2.0043988269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table:formula="of:=AVERAGE([.B7:.B26])" office:value-type="float" office:value="402" calcext:value-type="float">
            <text:p>402</text:p>
          </table:table-cell>
          <table:table-cell table:formula="of:=[.C7]*5/1023" office:value-type="float" office:value="1.96480938416422" calcext:value-type="float">
            <text:p>1.96480938416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AVERAGE([.B8:.B27])" office:value-type="float" office:value="393.9" calcext:value-type="float">
            <text:p>393.9</text:p>
          </table:table-cell>
          <table:table-cell table:formula="of:=[.C8]*5/1023" office:value-type="float" office:value="1.92521994134897" calcext:value-type="float">
            <text:p>1.92521994134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table:formula="of:=AVERAGE([.B9:.B28])" office:value-type="float" office:value="406.05" calcext:value-type="float">
            <text:p>406.05</text:p>
          </table:table-cell>
          <table:table-cell table:formula="of:=[.C9]*5/1023" office:value-type="float" office:value="1.98460410557185" calcext:value-type="float">
            <text:p>1.98460410557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table:formula="of:=AVERAGE([.B10:.B29])" office:value-type="float" office:value="400.65" calcext:value-type="float">
            <text:p>400.65</text:p>
          </table:table-cell>
          <table:table-cell table:formula="of:=[.C10]*5/1023" office:value-type="float" office:value="1.95821114369501" calcext:value-type="float">
            <text:p>1.95821114369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table:formula="of:=AVERAGE([.B11:.B30])" office:value-type="float" office:value="397.95" calcext:value-type="float">
            <text:p>397.95</text:p>
          </table:table-cell>
          <table:table-cell table:formula="of:=[.C11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table:formula="of:=AVERAGE([.B12:.B31])" office:value-type="float" office:value="388.5" calcext:value-type="float">
            <text:p>388.5</text:p>
          </table:table-cell>
          <table:table-cell table:formula="of:=[.C12]*5/1023" office:value-type="float" office:value="1.89882697947214" calcext:value-type="float">
            <text:p>1.89882697947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formula="of:=AVERAGE([.B13:.B32])" office:value-type="float" office:value="396.6" calcext:value-type="float">
            <text:p>396.6</text:p>
          </table:table-cell>
          <table:table-cell table:formula="of:=[.C13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table:formula="of:=AVERAGE([.B14:.B33])" office:value-type="float" office:value="399.3" calcext:value-type="float">
            <text:p>399.3</text:p>
          </table:table-cell>
          <table:table-cell table:formula="of:=[.C14]*5/1023" office:value-type="float" office:value="1.95161290322581" calcext:value-type="float">
            <text:p>1.95161290322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table:formula="of:=AVERAGE([.B15:.B34])" office:value-type="float" office:value="399.3" calcext:value-type="float">
            <text:p>399.3</text:p>
          </table:table-cell>
          <table:table-cell table:formula="of:=[.C15]*5/1023" office:value-type="float" office:value="1.95161290322581" calcext:value-type="float">
            <text:p>1.95161290322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table:formula="of:=AVERAGE([.B16:.B35])" office:value-type="float" office:value="396.6" calcext:value-type="float">
            <text:p>396.6</text:p>
          </table:table-cell>
          <table:table-cell table:formula="of:=[.C16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table:formula="of:=AVERAGE([.B17:.B36])" office:value-type="float" office:value="392.55" calcext:value-type="float">
            <text:p>392.55</text:p>
          </table:table-cell>
          <table:table-cell table:formula="of:=[.C17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table:formula="of:=AVERAGE([.B18:.B37])" office:value-type="float" office:value="395.25" calcext:value-type="float">
            <text:p>395.25</text:p>
          </table:table-cell>
          <table:table-cell table:formula="of:=[.C18]*5/1023" office:value-type="float" office:value="1.93181818181818" calcext:value-type="float">
            <text:p>1.9318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formula="of:=AVERAGE([.B19:.B38])" office:value-type="float" office:value="392.55" calcext:value-type="float">
            <text:p>392.55</text:p>
          </table:table-cell>
          <table:table-cell table:formula="of:=[.C19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table:formula="of:=AVERAGE([.B20:.B39])" office:value-type="float" office:value="397.95" calcext:value-type="float">
            <text:p>397.95</text:p>
          </table:table-cell>
          <table:table-cell table:formula="of:=[.C20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AVERAGE([.B21:.B40])" office:value-type="float" office:value="395.25" calcext:value-type="float">
            <text:p>395.25</text:p>
          </table:table-cell>
          <table:table-cell table:formula="of:=[.C21]*5/1023" office:value-type="float" office:value="1.93181818181818" calcext:value-type="float">
            <text:p>1.93181818181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AVERAGE([.B22:.B41])" office:value-type="float" office:value="393.9" calcext:value-type="float">
            <text:p>393.9</text:p>
          </table:table-cell>
          <table:table-cell table:formula="of:=[.C22]*5/1023" office:value-type="float" office:value="1.92521994134897" calcext:value-type="float">
            <text:p>1.92521994134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table:formula="of:=AVERAGE([.B23:.B42])" office:value-type="float" office:value="393.9" calcext:value-type="float">
            <text:p>393.9</text:p>
          </table:table-cell>
          <table:table-cell table:formula="of:=[.C23]*5/1023" office:value-type="float" office:value="1.92521994134897" calcext:value-type="float">
            <text:p>1.92521994134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table:formula="of:=AVERAGE([.B24:.B43])" office:value-type="float" office:value="395.25" calcext:value-type="float">
            <text:p>395.25</text:p>
          </table:table-cell>
          <table:table-cell table:formula="of:=[.C24]*5/1023" office:value-type="float" office:value="1.93181818181818" calcext:value-type="float">
            <text:p>1.931818181818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2" calcext:value-type="float">
            <text:p>402</text:p>
          </table:table-cell>
          <table:table-cell table:formula="of:=AVERAGE([.B25:.B44])" office:value-type="float" office:value="392.55" calcext:value-type="float">
            <text:p>392.55</text:p>
          </table:table-cell>
          <table:table-cell table:formula="of:=[.C25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8" calcext:value-type="float">
            <text:p>348</text:p>
          </table:table-cell>
          <table:table-cell table:formula="of:=AVERAGE([.B26:.B45])" office:value-type="float" office:value="389.85" calcext:value-type="float">
            <text:p>389.85</text:p>
          </table:table-cell>
          <table:table-cell table:formula="of:=[.C26]*5/1023" office:value-type="float" office:value="1.90542521994135" calcext:value-type="float">
            <text:p>1.90542521994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table:formula="of:=AVERAGE([.B27:.B46])" office:value-type="float" office:value="393.9" calcext:value-type="float">
            <text:p>393.9</text:p>
          </table:table-cell>
          <table:table-cell table:formula="of:=[.C27]*5/1023" office:value-type="float" office:value="1.92521994134897" calcext:value-type="float">
            <text:p>1.92521994134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5" calcext:value-type="float">
            <text:p>375</text:p>
          </table:table-cell>
          <table:table-cell table:formula="of:=AVERAGE([.B28:.B47])" office:value-type="float" office:value="393.9" calcext:value-type="float">
            <text:p>393.9</text:p>
          </table:table-cell>
          <table:table-cell table:formula="of:=[.C28]*5/1023" office:value-type="float" office:value="1.92521994134897" calcext:value-type="float">
            <text:p>1.92521994134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2" calcext:value-type="float">
            <text:p>402</text:p>
          </table:table-cell>
          <table:table-cell table:formula="of:=AVERAGE([.B29:.B48])" office:value-type="float" office:value="395.25" calcext:value-type="float">
            <text:p>395.25</text:p>
          </table:table-cell>
          <table:table-cell table:formula="of:=[.C29]*5/1023" office:value-type="float" office:value="1.93181818181818" calcext:value-type="float">
            <text:p>1.93181818181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AVERAGE([.B30:.B49])" office:value-type="float" office:value="396.6" calcext:value-type="float">
            <text:p>396.6</text:p>
          </table:table-cell>
          <table:table-cell table:formula="of:=[.C30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formula="of:=AVERAGE([.B31:.B50])" office:value-type="float" office:value="397.95" calcext:value-type="float">
            <text:p>397.95</text:p>
          </table:table-cell>
          <table:table-cell table:formula="of:=[.C31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</text:p>
          </table:table-cell>
          <table:table-cell table:formula="of:=AVERAGE([.B32:.B51])" office:value-type="float" office:value="397.95" calcext:value-type="float">
            <text:p>397.95</text:p>
          </table:table-cell>
          <table:table-cell table:formula="of:=[.C32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" calcext:value-type="float">
            <text:p>429</text:p>
          </table:table-cell>
          <table:table-cell table:formula="of:=AVERAGE([.B33:.B52])" office:value-type="float" office:value="397.95" calcext:value-type="float">
            <text:p>397.95</text:p>
          </table:table-cell>
          <table:table-cell table:formula="of:=[.C33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2" calcext:value-type="float">
            <text:p>402</text:p>
          </table:table-cell>
          <table:table-cell table:formula="of:=AVERAGE([.B34:.B53])" office:value-type="float" office:value="396.6" calcext:value-type="float">
            <text:p>396.6</text:p>
          </table:table-cell>
          <table:table-cell table:formula="of:=[.C34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5" calcext:value-type="float">
            <text:p>375</text:p>
          </table:table-cell>
          <table:table-cell table:formula="of:=AVERAGE([.B35:.B54])" office:value-type="float" office:value="396.6" calcext:value-type="float">
            <text:p>396.6</text:p>
          </table:table-cell>
          <table:table-cell table:formula="of:=[.C35]*5/1023" office:value-type="float" office:value="1.93841642228739" calcext:value-type="float">
            <text:p>1.93841642228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8" calcext:value-type="float">
            <text:p>348</text:p>
          </table:table-cell>
          <table:table-cell table:formula="of:=AVERAGE([.B36:.B55])" office:value-type="float" office:value="397.95" calcext:value-type="float">
            <text:p>397.95</text:p>
          </table:table-cell>
          <table:table-cell table:formula="of:=[.C36]*5/1023" office:value-type="float" office:value="1.9450146627566" calcext:value-type="float">
            <text:p>1.9450146627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table:formula="of:=AVERAGE([.B37:.B56])" office:value-type="float" office:value="399.3" calcext:value-type="float">
            <text:p>399.3</text:p>
          </table:table-cell>
          <table:table-cell table:formula="of:=[.C37]*5/1023" office:value-type="float" office:value="1.95161290322581" calcext:value-type="float">
            <text:p>1.951612903225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9" calcext:value-type="float">
            <text:p>429</text:p>
          </table:table-cell>
          <table:table-cell table:formula="of:=AVERAGE([.B38:.B57])" office:value-type="float" office:value="392.55" calcext:value-type="float">
            <text:p>392.55</text:p>
          </table:table-cell>
          <table:table-cell table:formula="of:=[.C38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table:formula="of:=AVERAGE([.B39:.B58])" office:value-type="float" office:value="392.55" calcext:value-type="float">
            <text:p>392.55</text:p>
          </table:table-cell>
          <table:table-cell table:formula="of:=[.C39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5" calcext:value-type="float">
            <text:p>375</text:p>
          </table:table-cell>
          <table:table-cell table:formula="of:=AVERAGE([.B40:.B59])" office:value-type="float" office:value="392.55" calcext:value-type="float">
            <text:p>392.55</text:p>
          </table:table-cell>
          <table:table-cell table:formula="of:=[.C40]*5/1023" office:value-type="float" office:value="1.91862170087977" calcext:value-type="float">
            <text:p>1.91862170087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table:formula="of:=AVERAGE([.B41:.B60])" office:value-type="float" office:value="381.8" calcext:value-type="float">
            <text:p>381.8</text:p>
          </table:table-cell>
          <table:table-cell table:formula="of:=[.C41]*5/1023" office:value-type="float" office:value="1.86608015640274" calcext:value-type="float">
            <text:p>1.866080156402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2" calcext:value-type="float">
            <text:p>402</text:p>
          </table:table-cell>
          <table:table-cell table:formula="of:=AVERAGE([.B42:.B61])" office:value-type="float" office:value="379.15" calcext:value-type="float">
            <text:p>379.15</text:p>
          </table:table-cell>
          <table:table-cell table:formula="of:=[.C42]*5/1023" office:value-type="float" office:value="1.85312805474096" calcext:value-type="float">
            <text:p>1.853128054740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table:formula="of:=AVERAGE([.B43:.B62])" office:value-type="float" office:value="377.85" calcext:value-type="float">
            <text:p>377.85</text:p>
          </table:table-cell>
          <table:table-cell table:formula="of:=[.C43]*5/1023" office:value-type="float" office:value="1.84677419354839" calcext:value-type="float">
            <text:p>1.846774193548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5" calcext:value-type="float">
            <text:p>375</text:p>
          </table:table-cell>
          <table:table-cell table:formula="of:=AVERAGE([.B44:.B63])" office:value-type="float" office:value="377.85" calcext:value-type="float">
            <text:p>377.85</text:p>
          </table:table-cell>
          <table:table-cell table:formula="of:=[.C44]*5/1023" office:value-type="float" office:value="1.84677419354839" calcext:value-type="float">
            <text:p>1.846774193548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table:formula="of:=AVERAGE([.B45:.B64])" office:value-type="float" office:value="379.2" calcext:value-type="float">
            <text:p>379.2</text:p>
          </table:table-cell>
          <table:table-cell table:formula="of:=[.C45]*5/1023" office:value-type="float" office:value="1.8533724340176" calcext:value-type="float">
            <text:p>1.8533724340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9" calcext:value-type="float">
            <text:p>429</text:p>
          </table:table-cell>
          <table:table-cell table:formula="of:=AVERAGE([.B46:.B65])" office:value-type="float" office:value="380.55" calcext:value-type="float">
            <text:p>380.55</text:p>
          </table:table-cell>
          <table:table-cell table:formula="of:=[.C46]*5/1023" office:value-type="float" office:value="1.8599706744868" calcext:value-type="float">
            <text:p>1.85997067448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9" calcext:value-type="float">
            <text:p>429</text:p>
          </table:table-cell>
          <table:table-cell table:formula="of:=AVERAGE([.B47:.B66])" office:value-type="float" office:value="383.25" calcext:value-type="float">
            <text:p>383.25</text:p>
          </table:table-cell>
          <table:table-cell table:formula="of:=[.C47]*5/1023" office:value-type="float" office:value="1.87316715542522" calcext:value-type="float">
            <text:p>1.87316715542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2" calcext:value-type="float">
            <text:p>402</text:p>
          </table:table-cell>
          <table:table-cell table:formula="of:=AVERAGE([.B48:.B67])" office:value-type="float" office:value="379.25" calcext:value-type="float">
            <text:p>379.25</text:p>
          </table:table-cell>
          <table:table-cell table:formula="of:=[.C48]*5/1023" office:value-type="float" office:value="1.85361681329423" calcext:value-type="float">
            <text:p>1.853616813294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9" calcext:value-type="float">
            <text:p>429</text:p>
          </table:table-cell>
          <table:table-cell table:formula="of:=AVERAGE([.B49:.B68])" office:value-type="float" office:value="377.9" calcext:value-type="float">
            <text:p>377.9</text:p>
          </table:table-cell>
          <table:table-cell table:formula="of:=[.C49]*5/1023" office:value-type="float" office:value="1.84701857282502" calcext:value-type="float">
            <text:p>1.84701857282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5" calcext:value-type="float">
            <text:p>375</text:p>
          </table:table-cell>
          <table:table-cell table:formula="of:=AVERAGE([.B50:.B69])" office:value-type="float" office:value="377.9" calcext:value-type="float">
            <text:p>377.9</text:p>
          </table:table-cell>
          <table:table-cell table:formula="of:=[.C50]*5/1023" office:value-type="float" office:value="1.84701857282502" calcext:value-type="float">
            <text:p>1.847018572825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5" calcext:value-type="float">
            <text:p>375</text:p>
          </table:table-cell>
          <table:table-cell table:formula="of:=AVERAGE([.B51:.B70])" office:value-type="float" office:value="379.15" calcext:value-type="float">
            <text:p>379.15</text:p>
          </table:table-cell>
          <table:table-cell table:formula="of:=[.C51]*5/1023" office:value-type="float" office:value="1.85312805474096" calcext:value-type="float">
            <text:p>1.853128054740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9" calcext:value-type="float">
            <text:p>429</text:p>
          </table:table-cell>
          <table:table-cell table:formula="of:=AVERAGE([.B52:.B71])" office:value-type="float" office:value="377.85" calcext:value-type="float">
            <text:p>377.85</text:p>
          </table:table-cell>
          <table:table-cell table:formula="of:=[.C52]*5/1023" office:value-type="float" office:value="1.84677419354839" calcext:value-type="float">
            <text:p>1.846774193548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2" calcext:value-type="float">
            <text:p>402</text:p>
          </table:table-cell>
          <table:table-cell table:formula="of:=AVERAGE([.B53:.B72])" office:value-type="float" office:value="376.55" calcext:value-type="float">
            <text:p>376.55</text:p>
          </table:table-cell>
          <table:table-cell table:formula="of:=[.C53]*5/1023" office:value-type="float" office:value="1.84042033235582" calcext:value-type="float">
            <text:p>1.840420332355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2" calcext:value-type="float">
            <text:p>402</text:p>
          </table:table-cell>
          <table:table-cell table:formula="of:=AVERAGE([.B54:.B73])" office:value-type="float" office:value="376.6" calcext:value-type="float">
            <text:p>376.6</text:p>
          </table:table-cell>
          <table:table-cell table:formula="of:=[.C54]*5/1023" office:value-type="float" office:value="1.84066471163245" calcext:value-type="float">
            <text:p>1.840664711632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table:formula="of:=AVERAGE([.B55:.B74])" office:value-type="float" office:value="375.3" calcext:value-type="float">
            <text:p>375.3</text:p>
          </table:table-cell>
          <table:table-cell table:formula="of:=[.C55]*5/1023" office:value-type="float" office:value="1.83431085043988" calcext:value-type="float">
            <text:p>1.834310850439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75" calcext:value-type="float">
            <text:p>375</text:p>
          </table:table-cell>
          <table:table-cell table:formula="of:=AVERAGE([.B56:.B75])" office:value-type="float" office:value="374" calcext:value-type="float">
            <text:p>374</text:p>
          </table:table-cell>
          <table:table-cell table:formula="of:=[.C56]*5/1023" office:value-type="float" office:value="1.82795698924731" calcext:value-type="float">
            <text:p>1.827956989247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4" calcext:value-type="float">
            <text:p>294</text:p>
          </table:table-cell>
          <table:table-cell table:formula="of:=AVERAGE([.B57:.B76])" office:value-type="float" office:value="375.95" calcext:value-type="float">
            <text:p>375.95</text:p>
          </table:table-cell>
          <table:table-cell table:formula="of:=[.C57]*5/1023" office:value-type="float" office:value="1.83748778103617" calcext:value-type="float">
            <text:p>1.837487781036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9" calcext:value-type="float">
            <text:p>429</text:p>
          </table:table-cell>
          <table:table-cell table:formula="of:=AVERAGE([.B58:.B77])" office:value-type="float" office:value="381.4" calcext:value-type="float">
            <text:p>381.4</text:p>
          </table:table-cell>
          <table:table-cell table:formula="of:=[.C58]*5/1023" office:value-type="float" office:value="1.86412512218964" calcext:value-type="float">
            <text:p>1.864125122189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2" calcext:value-type="float">
            <text:p>402</text:p>
          </table:table-cell>
          <table:table-cell table:formula="of:=AVERAGE([.B59:.B78])" office:value-type="float" office:value="380.1" calcext:value-type="float">
            <text:p>380.1</text:p>
          </table:table-cell>
          <table:table-cell table:formula="of:=[.C59]*5/1023" office:value-type="float" office:value="1.85777126099707" calcext:value-type="float">
            <text:p>1.857771260997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0" calcext:value-type="float">
            <text:p>160</text:p>
          </table:table-cell>
          <table:table-cell table:formula="of:=AVERAGE([.B60:.B79])" office:value-type="float" office:value="381.5" calcext:value-type="float">
            <text:p>381.5</text:p>
          </table:table-cell>
          <table:table-cell table:formula="of:=[.C60]*5/1023" office:value-type="float" office:value="1.86461388074291" calcext:value-type="float">
            <text:p>1.864613880742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2" calcext:value-type="float">
            <text:p>322</text:p>
          </table:table-cell>
          <table:table-cell table:formula="of:=AVERAGE([.B61:.B80])" office:value-type="float" office:value="388.25" calcext:value-type="float">
            <text:p>388.25</text:p>
          </table:table-cell>
          <table:table-cell table:formula="of:=[.C61]*5/1023" office:value-type="float" office:value="1.89760508308895" calcext:value-type="float">
            <text:p>1.897605083088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6" calcext:value-type="float">
            <text:p>376</text:p>
          </table:table-cell>
          <table:table-cell table:formula="of:=AVERAGE([.B62:.B81])" office:value-type="float" office:value="395.75" calcext:value-type="float">
            <text:p>395.75</text:p>
          </table:table-cell>
          <table:table-cell table:formula="of:=[.C62]*5/1023" office:value-type="float" office:value="1.93426197458456" calcext:value-type="float">
            <text:p>1.934261974584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2" calcext:value-type="float">
            <text:p>402</text:p>
          </table:table-cell>
          <table:table-cell table:formula="of:=AVERAGE([.B63:.B82])" office:value-type="float" office:value="397.4" calcext:value-type="float">
            <text:p>397.4</text:p>
          </table:table-cell>
          <table:table-cell table:formula="of:=[.C63]*5/1023" office:value-type="float" office:value="1.94232649071359" calcext:value-type="float">
            <text:p>1.942326490713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2" calcext:value-type="float">
            <text:p>402</text:p>
          </table:table-cell>
          <table:table-cell table:formula="of:=AVERAGE([.B64:.B83])" office:value-type="float" office:value="394.4" calcext:value-type="float">
            <text:p>394.4</text:p>
          </table:table-cell>
          <table:table-cell table:formula="of:=[.C64]*5/1023" office:value-type="float" office:value="1.92766373411535" calcext:value-type="float">
            <text:p>1.927663734115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table:formula="of:=AVERAGE([.B65:.B84])" office:value-type="float" office:value="397.15" calcext:value-type="float">
            <text:p>397.15</text:p>
          </table:table-cell>
          <table:table-cell table:formula="of:=[.C65]*5/1023" office:value-type="float" office:value="1.9411045943304" calcext:value-type="float">
            <text:p>1.941104594330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83" calcext:value-type="float">
            <text:p>483</text:p>
          </table:table-cell>
          <table:table-cell table:formula="of:=AVERAGE([.B66:.B85])" office:value-type="float" office:value="399.9" calcext:value-type="float">
            <text:p>399.9</text:p>
          </table:table-cell>
          <table:table-cell table:formula="of:=[.C66]*5/1023" office:value-type="float" office:value="1.95454545454545" calcext:value-type="float">
            <text:p>1.954545454545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9" calcext:value-type="float">
            <text:p>349</text:p>
          </table:table-cell>
          <table:table-cell table:formula="of:=AVERAGE([.B67:.B86])" office:value-type="float" office:value="397.2" calcext:value-type="float">
            <text:p>397.2</text:p>
          </table:table-cell>
          <table:table-cell table:formula="of:=[.C67]*5/1023" office:value-type="float" office:value="1.94134897360704" calcext:value-type="float">
            <text:p>1.9413489736070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75" calcext:value-type="float">
            <text:p>375</text:p>
          </table:table-cell>
          <table:table-cell table:formula="of:=AVERAGE([.B68:.B87])" office:value-type="float" office:value="400.2" calcext:value-type="float">
            <text:p>400.2</text:p>
          </table:table-cell>
          <table:table-cell table:formula="of:=[.C68]*5/1023" office:value-type="float" office:value="1.95601173020528" calcext:value-type="float">
            <text:p>1.956011730205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9" calcext:value-type="float">
            <text:p>429</text:p>
          </table:table-cell>
          <table:table-cell table:formula="of:=AVERAGE([.B69:.B88])" office:value-type="float" office:value="400.25" calcext:value-type="float">
            <text:p>400.25</text:p>
          </table:table-cell>
          <table:table-cell table:formula="of:=[.C69]*5/1023" office:value-type="float" office:value="1.95625610948192" calcext:value-type="float">
            <text:p>1.9562561094819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00" calcext:value-type="float">
            <text:p>400</text:p>
          </table:table-cell>
          <table:table-cell table:formula="of:=AVERAGE([.B70:.B89])" office:value-type="float" office:value="398.95" calcext:value-type="float">
            <text:p>398.95</text:p>
          </table:table-cell>
          <table:table-cell table:formula="of:=[.C70]*5/1023" office:value-type="float" office:value="1.94990224828935" calcext:value-type="float">
            <text:p>1.949902248289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49" calcext:value-type="float">
            <text:p>349</text:p>
          </table:table-cell>
          <table:table-cell table:formula="of:=AVERAGE([.B71:.B90])" office:value-type="float" office:value="387" calcext:value-type="float">
            <text:p>387</text:p>
          </table:table-cell>
          <table:table-cell table:formula="of:=[.C71]*5/1023" office:value-type="float" office:value="1.89149560117302" calcext:value-type="float">
            <text:p>1.891495601173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3" calcext:value-type="float">
            <text:p>403</text:p>
          </table:table-cell>
          <table:table-cell table:formula="of:=AVERAGE([.B72:.B91])" office:value-type="float" office:value="381.95" calcext:value-type="float">
            <text:p>381.95</text:p>
          </table:table-cell>
          <table:table-cell table:formula="of:=[.C72]*5/1023" office:value-type="float" office:value="1.86681329423265" calcext:value-type="float">
            <text:p>1.8668132942326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3" calcext:value-type="float">
            <text:p>403</text:p>
          </table:table-cell>
          <table:table-cell table:formula="of:=AVERAGE([.B73:.B92])" office:value-type="float" office:value="380.55" calcext:value-type="float">
            <text:p>380.55</text:p>
          </table:table-cell>
          <table:table-cell table:formula="of:=[.C73]*5/1023" office:value-type="float" office:value="1.8599706744868" calcext:value-type="float">
            <text:p>1.859970674486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76" calcext:value-type="float">
            <text:p>376</text:p>
          </table:table-cell>
          <table:table-cell table:formula="of:=AVERAGE([.B74:.B93])" office:value-type="float" office:value="380.5" calcext:value-type="float">
            <text:p>380.5</text:p>
          </table:table-cell>
          <table:table-cell table:formula="of:=[.C74]*5/1023" office:value-type="float" office:value="1.85972629521017" calcext:value-type="float">
            <text:p>1.8597262952101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76" calcext:value-type="float">
            <text:p>376</text:p>
          </table:table-cell>
          <table:table-cell table:formula="of:=AVERAGE([.B75:.B94])" office:value-type="float" office:value="381.95" calcext:value-type="float">
            <text:p>381.95</text:p>
          </table:table-cell>
          <table:table-cell table:formula="of:=[.C75]*5/1023" office:value-type="float" office:value="1.86681329423265" calcext:value-type="float">
            <text:p>1.8668132942326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14" calcext:value-type="float">
            <text:p>414</text:p>
          </table:table-cell>
          <table:table-cell table:formula="of:=AVERAGE([.B76:.B95])" office:value-type="float" office:value="380.65" calcext:value-type="float">
            <text:p>380.65</text:p>
          </table:table-cell>
          <table:table-cell table:formula="of:=[.C76]*5/1023" office:value-type="float" office:value="1.86045943304008" calcext:value-type="float">
            <text:p>1.8604594330400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03" calcext:value-type="float">
            <text:p>403</text:p>
          </table:table-cell>
          <table:table-cell table:formula="of:=AVERAGE([.B77:.B96])" office:value-type="float" office:value="383.6" calcext:value-type="float">
            <text:p>383.6</text:p>
          </table:table-cell>
          <table:table-cell table:formula="of:=[.C77]*5/1023" office:value-type="float" office:value="1.87487781036168" calcext:value-type="float">
            <text:p>1.8748778103616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03" calcext:value-type="float">
            <text:p>403</text:p>
          </table:table-cell>
          <table:table-cell table:formula="of:=AVERAGE([.B78:.B97])" office:value-type="float" office:value="384.8" calcext:value-type="float">
            <text:p>384.8</text:p>
          </table:table-cell>
          <table:table-cell table:formula="of:=[.C78]*5/1023" office:value-type="float" office:value="1.88074291300098" calcext:value-type="float">
            <text:p>1.8807429130009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30" calcext:value-type="float">
            <text:p>430</text:p>
          </table:table-cell>
          <table:table-cell table:formula="of:=AVERAGE([.B79:.B98])" office:value-type="float" office:value="386.1" calcext:value-type="float">
            <text:p>386.1</text:p>
          </table:table-cell>
          <table:table-cell table:formula="of:=[.C79]*5/1023" office:value-type="float" office:value="1.88709677419355" calcext:value-type="float">
            <text:p>1.8870967741935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95" calcext:value-type="float">
            <text:p>295</text:p>
          </table:table-cell>
          <table:table-cell table:formula="of:=AVERAGE([.B80:.B99])" office:value-type="float" office:value="394.15" calcext:value-type="float">
            <text:p>394.15</text:p>
          </table:table-cell>
          <table:table-cell table:formula="of:=[.C80]*5/1023" office:value-type="float" office:value="1.92644183773216" calcext:value-type="float">
            <text:p>1.9264418377321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72" calcext:value-type="float">
            <text:p>472</text:p>
          </table:table-cell>
          <table:table-cell table:formula="of:=AVERAGE([.B81:.B100])" office:value-type="float" office:value="396.85" calcext:value-type="float">
            <text:p>396.85</text:p>
          </table:table-cell>
          <table:table-cell table:formula="of:=[.C81]*5/1023" office:value-type="float" office:value="1.93963831867058" calcext:value-type="float">
            <text:p>1.939638318670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" calcext:value-type="float">
            <text:p>409</text:p>
          </table:table-cell>
          <table:table-cell table:formula="of:=AVERAGE([.B82:.B101])" office:value-type="float" office:value="394.3" calcext:value-type="float">
            <text:p>394.3</text:p>
          </table:table-cell>
          <table:table-cell table:formula="of:=[.C82]*5/1023" office:value-type="float" office:value="1.92717497556207" calcext:value-type="float">
            <text:p>1.92717497556207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42" calcext:value-type="float">
            <text:p>342</text:p>
          </table:table-cell>
          <table:table-cell table:formula="of:=AVERAGE([.B83:.B102])" office:value-type="float" office:value="390.2" calcext:value-type="float">
            <text:p>390.2</text:p>
          </table:table-cell>
          <table:table-cell table:formula="of:=[.C83]*5/1023" office:value-type="float" office:value="1.90713587487781" calcext:value-type="float">
            <text:p>1.9071358748778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57" calcext:value-type="float">
            <text:p>457</text:p>
          </table:table-cell>
          <table:table-cell table:formula="of:=AVERAGE([.B84:.B103])" office:value-type="float" office:value="395.8" calcext:value-type="float">
            <text:p>395.8</text:p>
          </table:table-cell>
          <table:table-cell table:formula="of:=[.C84]*5/1023" office:value-type="float" office:value="1.93450635386119" calcext:value-type="float">
            <text:p>1.93450635386119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30" calcext:value-type="float">
            <text:p>430</text:p>
          </table:table-cell>
          <table:table-cell table:formula="of:=AVERAGE([.B85:.B104])" office:value-type="float" office:value="393.2" calcext:value-type="float">
            <text:p>393.2</text:p>
          </table:table-cell>
          <table:table-cell table:formula="of:=[.C85]*5/1023" office:value-type="float" office:value="1.92179863147605" calcext:value-type="float">
            <text:p>1.92179863147605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429" calcext:value-type="float">
            <text:p>429</text:p>
          </table:table-cell>
          <table:table-cell table:formula="of:=AVERAGE([.B86:.B105])" office:value-type="float" office:value="391.1" calcext:value-type="float">
            <text:p>391.1</text:p>
          </table:table-cell>
          <table:table-cell table:formula="of:=[.C86]*5/1023" office:value-type="float" office:value="1.91153470185728" calcext:value-type="float">
            <text:p>1.91153470185728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409" calcext:value-type="float">
            <text:p>409</text:p>
          </table:table-cell>
          <table:table-cell table:formula="of:=AVERAGE([.B87:.B106])" office:value-type="float" office:value="389.5" calcext:value-type="float">
            <text:p>389.5</text:p>
          </table:table-cell>
          <table:table-cell table:formula="of:=[.C87]*5/1023" office:value-type="float" office:value="1.90371456500489" calcext:value-type="float">
            <text:p>1.90371456500489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376" calcext:value-type="float">
            <text:p>376</text:p>
          </table:table-cell>
          <table:table-cell table:formula="of:=AVERAGE([.B88:.B107])" office:value-type="float" office:value="391.85" calcext:value-type="float">
            <text:p>391.85</text:p>
          </table:table-cell>
          <table:table-cell table:formula="of:=[.C88]*5/1023" office:value-type="float" office:value="1.91520039100684" calcext:value-type="float">
            <text:p>1.91520039100684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403" calcext:value-type="float">
            <text:p>403</text:p>
          </table:table-cell>
          <table:table-cell table:formula="of:=AVERAGE([.B89:.B108])" office:value-type="float" office:value="394" calcext:value-type="float">
            <text:p>394</text:p>
          </table:table-cell>
          <table:table-cell table:formula="of:=[.C89]*5/1023" office:value-type="float" office:value="1.92570869990225" calcext:value-type="float">
            <text:p>1.9257086999022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1" calcext:value-type="float">
            <text:p>161</text:p>
          </table:table-cell>
          <table:table-cell table:formula="of:=AVERAGE([.B90:.B109])" office:value-type="float" office:value="391.7" calcext:value-type="float">
            <text:p>391.7</text:p>
          </table:table-cell>
          <table:table-cell table:formula="of:=[.C90]*5/1023" office:value-type="float" office:value="1.91446725317693" calcext:value-type="float">
            <text:p>1.91446725317693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248" calcext:value-type="float">
            <text:p>248</text:p>
          </table:table-cell>
          <table:table-cell table:formula="of:=AVERAGE([.B91:.B110])" office:value-type="float" office:value="410.35" calcext:value-type="float">
            <text:p>410.35</text:p>
          </table:table-cell>
          <table:table-cell table:formula="of:=[.C91]*5/1023" office:value-type="float" office:value="2.00562072336266" calcext:value-type="float">
            <text:p>2.00562072336266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375" calcext:value-type="float">
            <text:p>375</text:p>
          </table:table-cell>
          <table:table-cell table:formula="of:=AVERAGE([.B92:.B111])" office:value-type="float" office:value="417" calcext:value-type="float">
            <text:p>417</text:p>
          </table:table-cell>
          <table:table-cell table:formula="of:=[.C92]*5/1023" office:value-type="float" office:value="2.03812316715543" calcext:value-type="float">
            <text:p>2.0381231671554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402" calcext:value-type="float">
            <text:p>402</text:p>
          </table:table-cell>
          <table:table-cell table:formula="of:=AVERAGE([.B93:.B112])" office:value-type="float" office:value="413.9" calcext:value-type="float">
            <text:p>413.9</text:p>
          </table:table-cell>
          <table:table-cell table:formula="of:=[.C93]*5/1023" office:value-type="float" office:value="2.02297165200391" calcext:value-type="float">
            <text:p>2.0229716520039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405" calcext:value-type="float">
            <text:p>405</text:p>
          </table:table-cell>
          <table:table-cell table:formula="of:=AVERAGE([.B94:.B113])" office:value-type="float" office:value="412.75" calcext:value-type="float">
            <text:p>412.75</text:p>
          </table:table-cell>
          <table:table-cell table:formula="of:=[.C94]*5/1023" office:value-type="float" office:value="2.01735092864125" calcext:value-type="float">
            <text:p>2.01735092864125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350" calcext:value-type="float">
            <text:p>350</text:p>
          </table:table-cell>
          <table:table-cell table:formula="of:=AVERAGE([.B95:.B114])" office:value-type="float" office:value="409.15" calcext:value-type="float">
            <text:p>409.15</text:p>
          </table:table-cell>
          <table:table-cell table:formula="of:=[.C95]*5/1023" office:value-type="float" office:value="1.99975562072336" calcext:value-type="float">
            <text:p>1.99975562072336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473" calcext:value-type="float">
            <text:p>473</text:p>
          </table:table-cell>
          <table:table-cell table:formula="of:=AVERAGE([.B96:.B115])" office:value-type="float" office:value="411.45" calcext:value-type="float">
            <text:p>411.45</text:p>
          </table:table-cell>
          <table:table-cell table:formula="of:=[.C96]*5/1023" office:value-type="float" office:value="2.01099706744868" calcext:value-type="float">
            <text:p>2.01099706744868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427" calcext:value-type="float">
            <text:p>427</text:p>
          </table:table-cell>
          <table:table-cell table:formula="of:=AVERAGE([.B97:.B116])" office:value-type="float" office:value="407.45" calcext:value-type="float">
            <text:p>407.45</text:p>
          </table:table-cell>
          <table:table-cell table:formula="of:=[.C97]*5/1023" office:value-type="float" office:value="1.99144672531769" calcext:value-type="float">
            <text:p>1.99144672531769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429" calcext:value-type="float">
            <text:p>429</text:p>
          </table:table-cell>
          <table:table-cell table:formula="of:=AVERAGE([.B98:.B117])" office:value-type="float" office:value="407.9" calcext:value-type="float">
            <text:p>407.9</text:p>
          </table:table-cell>
          <table:table-cell table:formula="of:=[.C98]*5/1023" office:value-type="float" office:value="1.99364613880743" calcext:value-type="float">
            <text:p>1.99364613880743</text:p>
          </table:table-cell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float" office:value="591" calcext:value-type="float">
            <text:p>591</text:p>
          </table:table-cell>
          <table:table-cell table:formula="of:=AVERAGE([.B99:.B118])" office:value-type="float" office:value="406.25" calcext:value-type="float">
            <text:p>406.25</text:p>
          </table:table-cell>
          <table:table-cell table:formula="of:=[.C99]*5/1023" office:value-type="float" office:value="1.9855816226784" calcext:value-type="float">
            <text:p>1.9855816226784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  <table:table-cell office:value-type="float" office:value="349" calcext:value-type="float">
            <text:p>349</text:p>
          </table:table-cell>
          <table:table-cell table:formula="of:=AVERAGE([.B100:.B119])" office:value-type="float" office:value="398.15" calcext:value-type="float">
            <text:p>398.15</text:p>
          </table:table-cell>
          <table:table-cell table:formula="of:=[.C100]*5/1023" office:value-type="float" office:value="1.94599217986315" calcext:value-type="float">
            <text:p>1.94599217986315</text:p>
          </table:table-cell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421" calcext:value-type="float">
            <text:p>421</text:p>
          </table:table-cell>
          <table:table-cell table:formula="of:=AVERAGE([.B101:.B120])" office:value-type="float" office:value="400" calcext:value-type="float">
            <text:p>400</text:p>
          </table:table-cell>
          <table:table-cell table:formula="of:=[.C101]*5/1023" office:value-type="float" office:value="1.95503421309873" calcext:value-type="float">
            <text:p>1.95503421309873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327" calcext:value-type="float">
            <text:p>327</text:p>
          </table:table-cell>
          <table:table-cell table:formula="of:=AVERAGE([.B102:.B121])" office:value-type="float" office:value="391.05" calcext:value-type="float">
            <text:p>391.05</text:p>
          </table:table-cell>
          <table:table-cell table:formula="of:=[.C102]*5/1023" office:value-type="float" office:value="1.91129032258065" calcext:value-type="float">
            <text:p>1.91129032258065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  <table:table-cell office:value-type="float" office:value="454" calcext:value-type="float">
            <text:p>454</text:p>
          </table:table-cell>
          <table:table-cell table:formula="of:=AVERAGE([.B103:.B122])" office:value-type="float" office:value="395.85" calcext:value-type="float">
            <text:p>395.85</text:p>
          </table:table-cell>
          <table:table-cell table:formula="of:=[.C103]*5/1023" office:value-type="float" office:value="1.93475073313783" calcext:value-type="float">
            <text:p>1.93475073313783</text:p>
          </table:table-cell>
        </table:table-row>
        <table:table-row table:style-name="ro1">
          <table:table-cell office:value-type="float" office:value="16674" calcext:value-type="float">
            <text:p>16674</text:p>
          </table:table-cell>
          <table:table-cell office:value-type="float" office:value="405" calcext:value-type="float">
            <text:p>405</text:p>
          </table:table-cell>
          <table:table-cell table:formula="of:=AVERAGE([.B104:.B123])" office:value-type="float" office:value="393.35" calcext:value-type="float">
            <text:p>393.35</text:p>
          </table:table-cell>
          <table:table-cell table:formula="of:=[.C104]*5/1023" office:value-type="float" office:value="1.92253176930596" calcext:value-type="float">
            <text:p>1.92253176930596</text:p>
          </table:table-cell>
        </table:table-row>
        <table:table-row table:style-name="ro1">
          <table:table-cell office:value-type="float" office:value="18341" calcext:value-type="float">
            <text:p>18341</text:p>
          </table:table-cell>
          <table:table-cell office:value-type="float" office:value="388" calcext:value-type="float">
            <text:p>388</text:p>
          </table:table-cell>
          <table:table-cell table:formula="of:=AVERAGE([.B105:.B124])" office:value-type="float" office:value="389.2" calcext:value-type="float">
            <text:p>389.2</text:p>
          </table:table-cell>
          <table:table-cell table:formula="of:=[.C105]*5/1023" office:value-type="float" office:value="1.90224828934506" calcext:value-type="float">
            <text:p>1.90224828934506</text:p>
          </table:table-cell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float" office:value="397" calcext:value-type="float">
            <text:p>397</text:p>
          </table:table-cell>
          <table:table-cell table:formula="of:=AVERAGE([.B106:.B125])" office:value-type="float" office:value="390.3" calcext:value-type="float">
            <text:p>390.3</text:p>
          </table:table-cell>
          <table:table-cell table:formula="of:=[.C106]*5/1023" office:value-type="float" office:value="1.90762463343109" calcext:value-type="float">
            <text:p>1.90762463343109</text:p>
          </table:table-cell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float" office:value="456" calcext:value-type="float">
            <text:p>456</text:p>
          </table:table-cell>
          <table:table-cell table:formula="of:=AVERAGE([.B107:.B126])" office:value-type="float" office:value="389.45" calcext:value-type="float">
            <text:p>389.45</text:p>
          </table:table-cell>
          <table:table-cell table:formula="of:=[.C107]*5/1023" office:value-type="float" office:value="1.90347018572825" calcext:value-type="float">
            <text:p>1.90347018572825</text:p>
          </table:table-cell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float" office:value="419" calcext:value-type="float">
            <text:p>419</text:p>
          </table:table-cell>
          <table:table-cell table:formula="of:=AVERAGE([.B108:.B127])" office:value-type="float" office:value="382.15" calcext:value-type="float">
            <text:p>382.15</text:p>
          </table:table-cell>
          <table:table-cell table:formula="of:=[.C108]*5/1023" office:value-type="float" office:value="1.8677908113392" calcext:value-type="float">
            <text:p>1.8677908113392</text:p>
          </table:table-cell>
        </table:table-row>
        <table:table-row table:style-name="ro1">
          <table:table-cell office:value-type="float" office:value="26854" calcext:value-type="float">
            <text:p>26854</text:p>
          </table:table-cell>
          <table:table-cell office:value-type="float" office:value="357" calcext:value-type="float">
            <text:p>357</text:p>
          </table:table-cell>
          <table:table-cell table:formula="of:=AVERAGE([.B109:.B128])" office:value-type="float" office:value="373.9" calcext:value-type="float">
            <text:p>373.9</text:p>
          </table:table-cell>
          <table:table-cell table:formula="of:=[.C109]*5/1023" office:value-type="float" office:value="1.82746823069404" calcext:value-type="float">
            <text:p>1.82746823069404</text:p>
          </table:table-cell>
        </table:table-row>
        <table:table-row table:style-name="ro1">
          <table:table-cell office:value-type="float" office:value="29539" calcext:value-type="float">
            <text:p>29539</text:p>
          </table:table-cell>
          <table:table-cell office:value-type="float" office:value="534" calcext:value-type="float">
            <text:p>534</text:p>
          </table:table-cell>
          <table:table-cell table:formula="of:=AVERAGE([.B110:.B129])" office:value-type="float" office:value="371.45" calcext:value-type="float">
            <text:p>371.45</text:p>
          </table:table-cell>
          <table:table-cell table:formula="of:=[.C110]*5/1023" office:value-type="float" office:value="1.81549364613881" calcext:value-type="float">
            <text:p>1.81549364613881</text:p>
          </table:table-cell>
        </table:table-row>
        <table:table-row table:style-name="ro1">
          <table:table-cell office:value-type="float" office:value="32493" calcext:value-type="float">
            <text:p>32493</text:p>
          </table:table-cell>
          <table:table-cell office:value-type="float" office:value="381" calcext:value-type="float">
            <text:p>381</text:p>
          </table:table-cell>
          <table:table-cell table:formula="of:=AVERAGE([.B111:.B130])" office:value-type="float" office:value="360.05" calcext:value-type="float">
            <text:p>360.05</text:p>
          </table:table-cell>
          <table:table-cell table:formula="of:=[.C111]*5/1023" office:value-type="float" office:value="1.75977517106549" calcext:value-type="float">
            <text:p>1.75977517106549</text:p>
          </table:table-cell>
        </table:table-row>
        <table:table-row table:style-name="ro1">
          <table:table-cell office:value-type="float" office:value="35743" calcext:value-type="float">
            <text:p>35743</text:p>
          </table:table-cell>
          <table:table-cell office:value-type="float" office:value="313" calcext:value-type="float">
            <text:p>313</text:p>
          </table:table-cell>
          <table:table-cell table:formula="of:=AVERAGE([.B112:.B131])" office:value-type="float" office:value="354.15" calcext:value-type="float">
            <text:p>354.15</text:p>
          </table:table-cell>
          <table:table-cell table:formula="of:=[.C112]*5/1023" office:value-type="float" office:value="1.73093841642229" calcext:value-type="float">
            <text:p>1.73093841642229</text:p>
          </table:table-cell>
        </table:table-row>
        <table:table-row table:style-name="ro1">
          <table:table-cell office:value-type="float" office:value="39317" calcext:value-type="float">
            <text:p>39317</text:p>
          </table:table-cell>
          <table:table-cell office:value-type="float" office:value="379" calcext:value-type="float">
            <text:p>379</text:p>
          </table:table-cell>
          <table:table-cell table:formula="of:=AVERAGE([.B113:.B132])" office:value-type="float" office:value="350.9" calcext:value-type="float">
            <text:p>350.9</text:p>
          </table:table-cell>
          <table:table-cell table:formula="of:=[.C113]*5/1023" office:value-type="float" office:value="1.71505376344086" calcext:value-type="float">
            <text:p>1.71505376344086</text:p>
          </table:table-cell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float" office:value="333" calcext:value-type="float">
            <text:p>333</text:p>
          </table:table-cell>
          <table:table-cell table:formula="of:=AVERAGE([.B114:.B133])" office:value-type="float" office:value="343.5" calcext:value-type="float">
            <text:p>343.5</text:p>
          </table:table-cell>
          <table:table-cell table:formula="of:=[.C114]*5/1023" office:value-type="float" office:value="1.67888563049853" calcext:value-type="float">
            <text:p>1.67888563049853</text:p>
          </table:table-cell>
        </table:table-row>
        <table:table-row table:style-name="ro1">
          <table:table-cell office:value-type="float" office:value="47574" calcext:value-type="float">
            <text:p>47574</text:p>
          </table:table-cell>
          <table:table-cell office:value-type="float" office:value="396" calcext:value-type="float">
            <text:p>396</text:p>
          </table:table-cell>
          <table:table-cell table:formula="of:=AVERAGE([.B115:.B134])" office:value-type="float" office:value="337.75" calcext:value-type="float">
            <text:p>337.75</text:p>
          </table:table-cell>
          <table:table-cell table:formula="of:=[.C115]*5/1023" office:value-type="float" office:value="1.65078201368524" calcext:value-type="float">
            <text:p>1.65078201368524</text:p>
          </table:table-cell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float" office:value="393" calcext:value-type="float">
            <text:p>393</text:p>
          </table:table-cell>
          <table:table-cell table:formula="of:=AVERAGE([.B116:.B135])" office:value-type="float" office:value="328.55" calcext:value-type="float">
            <text:p>328.55</text:p>
          </table:table-cell>
          <table:table-cell table:formula="of:=[.C116]*5/1023" office:value-type="float" office:value="1.60581622678397" calcext:value-type="float">
            <text:p>1.60581622678397</text:p>
          </table:table-cell>
        </table:table-row>
        <table:table-row table:style-name="ro1">
          <table:table-cell office:value-type="float" office:value="57565" calcext:value-type="float">
            <text:p>57565</text:p>
          </table:table-cell>
          <table:table-cell office:value-type="float" office:value="436" calcext:value-type="float">
            <text:p>436</text:p>
          </table:table-cell>
          <table:table-cell table:formula="of:=AVERAGE([.B117:.B136])" office:value-type="float" office:value="320.15" calcext:value-type="float">
            <text:p>320.15</text:p>
          </table:table-cell>
          <table:table-cell table:formula="of:=[.C117]*5/1023" office:value-type="float" office:value="1.5647605083089" calcext:value-type="float">
            <text:p>1.5647605083089</text:p>
          </table:table-cell>
        </table:table-row>
        <table:table-row table:style-name="ro1">
          <table:table-cell office:value-type="float" office:value="63321" calcext:value-type="float">
            <text:p>63321</text:p>
          </table:table-cell>
          <table:table-cell office:value-type="float" office:value="396" calcext:value-type="float">
            <text:p>396</text:p>
          </table:table-cell>
          <table:table-cell table:formula="of:=AVERAGE([.B118:.B137])" office:value-type="float" office:value="308.45" calcext:value-type="float">
            <text:p>308.45</text:p>
          </table:table-cell>
          <table:table-cell table:formula="of:=[.C118]*5/1023" office:value-type="float" office:value="1.50757575757576" calcext:value-type="float">
            <text:p>1.50757575757576</text:p>
          </table:table-cell>
        </table:table-row>
        <table:table-row table:style-name="ro1">
          <table:table-cell office:value-type="float" office:value="69653" calcext:value-type="float">
            <text:p>69653</text:p>
          </table:table-cell>
          <table:table-cell office:value-type="float" office:value="429" calcext:value-type="float">
            <text:p>429</text:p>
          </table:table-cell>
          <table:table-cell table:formula="of:=AVERAGE([.B119:.B138])" office:value-type="float" office:value="299.05" calcext:value-type="float">
            <text:p>299.05</text:p>
          </table:table-cell>
          <table:table-cell table:formula="of:=[.C119]*5/1023" office:value-type="float" office:value="1.46163245356794" calcext:value-type="float">
            <text:p>1.46163245356794</text:p>
          </table:table-cell>
        </table:table-row>
        <table:table-row table:style-name="ro1">
          <table:table-cell office:value-type="float" office:value="76619" calcext:value-type="float">
            <text:p>76619</text:p>
          </table:table-cell>
          <table:table-cell office:value-type="float" office:value="386" calcext:value-type="float">
            <text:p>386</text:p>
          </table:table-cell>
          <table:table-cell table:formula="of:=AVERAGE([.B120:.B139])" office:value-type="float" office:value="289.65" calcext:value-type="float">
            <text:p>289.65</text:p>
          </table:table-cell>
          <table:table-cell table:formula="of:=[.C120]*5/1023" office:value-type="float" office:value="1.41568914956012" calcext:value-type="float">
            <text:p>1.41568914956012</text:p>
          </table:table-cell>
        </table:table-row>
        <table:table-row table:style-name="ro1">
          <table:table-cell office:value-type="float" office:value="84280" calcext:value-type="float">
            <text:p>84280</text:p>
          </table:table-cell>
          <table:table-cell office:value-type="float" office:value="242" calcext:value-type="float">
            <text:p>242</text:p>
          </table:table-cell>
          <table:table-cell table:formula="of:=AVERAGE([.B121:.B140])" office:value-type="float" office:value="282.3" calcext:value-type="float">
            <text:p>282.3</text:p>
          </table:table-cell>
          <table:table-cell table:formula="of:=[.C121]*5/1023" office:value-type="float" office:value="1.37976539589443" calcext:value-type="float">
            <text:p>1.37976539589443</text:p>
          </table:table-cell>
        </table:table-row>
        <table:table-row table:style-name="ro1">
          <table:table-cell office:value-type="float" office:value="92709" calcext:value-type="float">
            <text:p>92709</text:p>
          </table:table-cell>
          <table:table-cell office:value-type="float" office:value="423" calcext:value-type="float">
            <text:p>423</text:p>
          </table:table-cell>
          <table:table-cell table:formula="of:=AVERAGE([.B122:.B141])" office:value-type="float" office:value="282.45" calcext:value-type="float">
            <text:p>282.45</text:p>
          </table:table-cell>
          <table:table-cell table:formula="of:=[.C122]*5/1023" office:value-type="float" office:value="1.38049853372434" calcext:value-type="float">
            <text:p>1.38049853372434</text:p>
          </table:table-cell>
        </table:table-row>
        <table:table-row table:style-name="ro1">
          <table:table-cell office:value-type="float" office:value="101979" calcext:value-type="float">
            <text:p>101979</text:p>
          </table:table-cell>
          <table:table-cell office:value-type="float" office:value="404" calcext:value-type="float">
            <text:p>404</text:p>
          </table:table-cell>
          <table:table-cell table:formula="of:=AVERAGE([.B123:.B142])" office:value-type="float" office:value="273.4" calcext:value-type="float">
            <text:p>273.4</text:p>
          </table:table-cell>
          <table:table-cell table:formula="of:=[.C123]*5/1023" office:value-type="float" office:value="1.33626588465298" calcext:value-type="float">
            <text:p>1.33626588465298</text:p>
          </table:table-cell>
        </table:table-row>
        <table:table-row table:style-name="ro1">
          <table:table-cell office:value-type="float" office:value="112177" calcext:value-type="float">
            <text:p>112177</text:p>
          </table:table-cell>
          <table:table-cell office:value-type="float" office:value="322" calcext:value-type="float">
            <text:p>322</text:p>
          </table:table-cell>
          <table:table-cell table:formula="of:=AVERAGE([.B124:.B143])" office:value-type="float" office:value="265.35" calcext:value-type="float">
            <text:p>265.35</text:p>
          </table:table-cell>
          <table:table-cell table:formula="of:=[.C124]*5/1023" office:value-type="float" office:value="1.29692082111437" calcext:value-type="float">
            <text:p>1.29692082111437</text:p>
          </table:table-cell>
        </table:table-row>
        <table:table-row table:style-name="ro1">
          <table:table-cell office:value-type="float" office:value="123395" calcext:value-type="float">
            <text:p>123395</text:p>
          </table:table-cell>
          <table:table-cell office:value-type="float" office:value="410" calcext:value-type="float">
            <text:p>410</text:p>
          </table:table-cell>
          <table:table-cell table:formula="of:=AVERAGE([.B125:.B144])" office:value-type="float" office:value="261.35" calcext:value-type="float">
            <text:p>261.35</text:p>
          </table:table-cell>
          <table:table-cell table:formula="of:=[.C125]*5/1023" office:value-type="float" office:value="1.27737047898338" calcext:value-type="float">
            <text:p>1.27737047898338</text:p>
          </table:table-cell>
        </table:table-row>
        <table:table-row table:style-name="ro1">
          <table:table-cell office:value-type="float" office:value="135735" calcext:value-type="float">
            <text:p>135735</text:p>
          </table:table-cell>
          <table:table-cell office:value-type="float" office:value="380" calcext:value-type="float">
            <text:p>380</text:p>
          </table:table-cell>
          <table:table-cell table:formula="of:=AVERAGE([.B126:.B145])" office:value-type="float" office:value="253.55" calcext:value-type="float">
            <text:p>253.55</text:p>
          </table:table-cell>
          <table:table-cell table:formula="of:=[.C126]*5/1023" office:value-type="float" office:value="1.23924731182796" calcext:value-type="float">
            <text:p>1.23924731182796</text:p>
          </table:table-cell>
        </table:table-row>
        <table:table-row table:style-name="ro1">
          <table:table-cell office:value-type="float" office:value="149308" calcext:value-type="float">
            <text:p>149308</text:p>
          </table:table-cell>
          <table:table-cell office:value-type="float" office:value="310" calcext:value-type="float">
            <text:p>310</text:p>
          </table:table-cell>
          <table:table-cell table:formula="of:=AVERAGE([.B127:.B146])" office:value-type="float" office:value="247.35" calcext:value-type="float">
            <text:p>247.35</text:p>
          </table:table-cell>
          <table:table-cell table:formula="of:=[.C127]*5/1023" office:value-type="float" office:value="1.20894428152493" calcext:value-type="float">
            <text:p>1.20894428152493</text:p>
          </table:table-cell>
        </table:table-row>
        <table:table-row table:style-name="ro1">
          <table:table-cell office:value-type="float" office:value="164239" calcext:value-type="float">
            <text:p>164239</text:p>
          </table:table-cell>
          <table:table-cell office:value-type="float" office:value="254" calcext:value-type="float">
            <text:p>254</text:p>
          </table:table-cell>
          <table:table-cell table:formula="of:=AVERAGE([.B128:.B147])" office:value-type="float" office:value="244.052631578947" calcext:value-type="float">
            <text:p>244.052631578947</text:p>
          </table:table-cell>
          <table:table-cell table:formula="of:=[.C128]*5/1023" office:value-type="float" office:value="1.19282811133405" calcext:value-type="float">
            <text:p>1.19282811133405</text:p>
          </table:table-cell>
        </table:table-row>
        <table:table-row table:style-name="ro1">
          <table:table-cell office:value-type="float" office:value="180663" calcext:value-type="float">
            <text:p>180663</text:p>
          </table:table-cell>
          <table:table-cell office:value-type="float" office:value="308" calcext:value-type="float">
            <text:p>308</text:p>
          </table:table-cell>
          <table:table-cell table:formula="of:=AVERAGE([.B129:.B148])" office:value-type="float" office:value="243.5" calcext:value-type="float">
            <text:p>243.5</text:p>
          </table:table-cell>
          <table:table-cell table:formula="of:=[.C129]*5/1023" office:value-type="float" office:value="1.19012707722385" calcext:value-type="float">
            <text:p>1.19012707722385</text:p>
          </table:table-cell>
        </table:table-row>
        <table:table-row table:style-name="ro1">
          <table:table-cell office:value-type="float" office:value="198730" calcext:value-type="float">
            <text:p>198730</text:p>
          </table:table-cell>
          <table:table-cell office:value-type="float" office:value="306" calcext:value-type="float">
            <text:p>306</text:p>
          </table:table-cell>
          <table:table-cell table:formula="of:=AVERAGE([.B130:.B149])" office:value-type="float" office:value="239.705882352941" calcext:value-type="float">
            <text:p>239.705882352941</text:p>
          </table:table-cell>
          <table:table-cell table:formula="of:=[.C130]*5/1023" office:value-type="float" office:value="1.17158300270255" calcext:value-type="float">
            <text:p>1.17158300270255</text:p>
          </table:table-cell>
        </table:table-row>
        <table:table-row table:style-name="ro1">
          <table:table-cell office:value-type="float" office:value="218603" calcext:value-type="float">
            <text:p>218603</text:p>
          </table:table-cell>
          <table:table-cell office:value-type="float" office:value="263" calcext:value-type="float">
            <text:p>263</text:p>
          </table:table-cell>
          <table:table-cell table:formula="of:=AVERAGE([.B131:.B150])" office:value-type="float" office:value="235.5625" calcext:value-type="float">
            <text:p>235.5625</text:p>
          </table:table-cell>
          <table:table-cell table:formula="of:=[.C131]*5/1023" office:value-type="float" office:value="1.15133186705767" calcext:value-type="float">
            <text:p>1.15133186705767</text:p>
          </table:table-cell>
        </table:table-row>
        <table:table-row table:style-name="ro1">
          <table:table-cell office:value-type="float" office:value="240463" calcext:value-type="float">
            <text:p>240463</text:p>
          </table:table-cell>
          <table:table-cell office:value-type="float" office:value="248" calcext:value-type="float">
            <text:p>248</text:p>
          </table:table-cell>
          <table:table-cell table:formula="of:=AVERAGE([.B132:.B151])" office:value-type="float" office:value="233.733333333333" calcext:value-type="float">
            <text:p>233.733333333333</text:p>
          </table:table-cell>
          <table:table-cell table:formula="of:=[.C132]*5/1023" office:value-type="float" office:value="1.14239165852069" calcext:value-type="float">
            <text:p>1.14239165852069</text:p>
          </table:table-cell>
        </table:table-row>
        <table:table-row table:style-name="ro1">
          <table:table-cell office:value-type="float" office:value="264509" calcext:value-type="float">
            <text:p>264509</text:p>
          </table:table-cell>
          <table:table-cell office:value-type="float" office:value="231" calcext:value-type="float">
            <text:p>231</text:p>
          </table:table-cell>
          <table:table-cell table:formula="of:=AVERAGE([.B133:.B152])" office:value-type="float" office:value="232.714285714286" calcext:value-type="float">
            <text:p>232.714285714286</text:p>
          </table:table-cell>
          <table:table-cell table:formula="of:=[.C133]*5/1023" office:value-type="float" office:value="1.13741097612065" calcext:value-type="float">
            <text:p>1.13741097612065</text:p>
          </table:table-cell>
        </table:table-row>
        <table:table-row table:style-name="ro1">
          <table:table-cell office:value-type="float" office:value="290960" calcext:value-type="float">
            <text:p>290960</text:p>
          </table:table-cell>
          <table:table-cell office:value-type="float" office:value="218" calcext:value-type="float">
            <text:p>218</text:p>
          </table:table-cell>
          <table:table-cell table:formula="of:=AVERAGE([.B134:.B153])" office:value-type="float" office:value="232.846153846154" calcext:value-type="float">
            <text:p>232.846153846154</text:p>
          </table:table-cell>
          <table:table-cell table:formula="of:=[.C134]*5/1023" office:value-type="float" office:value="1.1380554928942" calcext:value-type="float">
            <text:p>1.1380554928942</text:p>
          </table:table-cell>
        </table:table-row>
        <table:table-row table:style-name="ro1">
          <table:table-cell office:value-type="float" office:value="320056" calcext:value-type="float">
            <text:p>320056</text:p>
          </table:table-cell>
          <table:table-cell office:value-type="float" office:value="212" calcext:value-type="float">
            <text:p>212</text:p>
          </table:table-cell>
          <table:table-cell table:formula="of:=AVERAGE([.B135:.B154])" office:value-type="float" office:value="234.083333333333" calcext:value-type="float">
            <text:p>234.083333333333</text:p>
          </table:table-cell>
          <table:table-cell table:formula="of:=[.C135]*5/1023" office:value-type="float" office:value="1.14410231345715" calcext:value-type="float">
            <text:p>1.14410231345715</text:p>
          </table:table-cell>
        </table:table-row>
        <table:table-row table:style-name="ro1">
          <table:table-cell office:value-type="float" office:value="352062" calcext:value-type="float">
            <text:p>352062</text:p>
          </table:table-cell>
          <table:table-cell office:value-type="float" office:value="225" calcext:value-type="float">
            <text:p>225</text:p>
          </table:table-cell>
          <table:table-cell table:formula="of:=AVERAGE([.B136:.B155])" office:value-type="float" office:value="236.090909090909" calcext:value-type="float">
            <text:p>236.090909090909</text:p>
          </table:table-cell>
          <table:table-cell table:formula="of:=[.C136]*5/1023" office:value-type="float" office:value="1.15391451168577" calcext:value-type="float">
            <text:p>1.15391451168577</text:p>
          </table:table-cell>
        </table:table-row>
        <table:table-row table:style-name="ro1">
          <table:table-cell office:value-type="float" office:value="387268" calcext:value-type="float">
            <text:p>387268</text:p>
          </table:table-cell>
          <table:table-cell office:value-type="float" office:value="202" calcext:value-type="float">
            <text:p>202</text:p>
          </table:table-cell>
          <table:table-cell table:formula="of:=AVERAGE([.B137:.B156])" office:value-type="float" office:value="237.2" calcext:value-type="float">
            <text:p>237.2</text:p>
          </table:table-cell>
          <table:table-cell table:formula="of:=[.C137]*5/1023" office:value-type="float" office:value="1.15933528836755" calcext:value-type="float">
            <text:p>1.15933528836755</text:p>
          </table:table-cell>
        </table:table-row>
        <table:table-row table:style-name="ro1">
          <table:table-cell office:value-type="float" office:value="425995" calcext:value-type="float">
            <text:p>425995</text:p>
          </table:table-cell>
          <table:table-cell office:value-type="float" office:value="208" calcext:value-type="float">
            <text:p>208</text:p>
          </table:table-cell>
          <table:table-cell table:formula="of:=AVERAGE([.B138:.B157])" office:value-type="float" office:value="241.111111111111" calcext:value-type="float">
            <text:p>241.111111111111</text:p>
          </table:table-cell>
          <table:table-cell table:formula="of:=[.C138]*5/1023" office:value-type="float" office:value="1.17845117845118" calcext:value-type="float">
            <text:p>1.17845117845118</text:p>
          </table:table-cell>
        </table:table-row>
        <table:table-row table:style-name="ro1">
          <table:table-cell office:value-type="float" office:value="468595" calcext:value-type="float">
            <text:p>468595</text:p>
          </table:table-cell>
          <table:table-cell office:value-type="float" office:value="241" calcext:value-type="float">
            <text:p>241</text:p>
          </table:table-cell>
          <table:table-cell table:formula="of:=AVERAGE([.B139:.B158])" office:value-type="float" office:value="245.25" calcext:value-type="float">
            <text:p>245.25</text:p>
          </table:table-cell>
          <table:table-cell table:formula="of:=[.C139]*5/1023" office:value-type="float" office:value="1.19868035190616" calcext:value-type="float">
            <text:p>1.19868035190616</text:p>
          </table:table-cell>
        </table:table-row>
        <table:table-row table:style-name="ro1">
          <table:table-cell office:value-type="float" office:value="515454" calcext:value-type="float">
            <text:p>515454</text:p>
          </table:table-cell>
          <table:table-cell office:value-type="float" office:value="239" calcext:value-type="float">
            <text:p>239</text:p>
          </table:table-cell>
          <table:table-cell table:formula="of:=AVERAGE([.B140:.B159])" office:value-type="float" office:value="245.857142857143" calcext:value-type="float">
            <text:p>245.857142857143</text:p>
          </table:table-cell>
          <table:table-cell table:formula="of:=[.C140]*5/1023" office:value-type="float" office:value="1.20164781455104" calcext:value-type="float">
            <text:p>1.20164781455104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245" calcext:value-type="float">
            <text:p>245</text:p>
          </table:table-cell>
          <table:table-cell table:formula="of:=AVERAGE([.B141:.B160])" office:value-type="float" office:value="247" calcext:value-type="float">
            <text:p>247</text:p>
          </table:table-cell>
          <table:table-cell table:formula="of:=[.C141]*5/1023" office:value-type="float" office:value="1.20723362658847" calcext:value-type="float">
            <text:p>1.20723362658847</text:p>
          </table:table-cell>
        </table:table-row>
        <table:table-row table:style-name="ro1">
          <table:table-cell office:value-type="float" office:value="623700" calcext:value-type="float">
            <text:p>623700</text:p>
          </table:table-cell>
          <table:table-cell office:value-type="float" office:value="242" calcext:value-type="float">
            <text:p>242</text:p>
          </table:table-cell>
          <table:table-cell table:formula="of:=AVERAGE([.B142:.B161])" office:value-type="float" office:value="247.4" calcext:value-type="float">
            <text:p>247.4</text:p>
          </table:table-cell>
          <table:table-cell table:formula="of:=[.C142]*5/1023" office:value-type="float" office:value="1.20918866080156" calcext:value-type="float">
            <text:p>1.20918866080156</text:p>
          </table:table-cell>
        </table:table-row>
        <table:table-row table:style-name="ro1">
          <table:table-cell office:value-type="float" office:value="686070" calcext:value-type="float">
            <text:p>686070</text:p>
          </table:table-cell>
          <table:table-cell office:value-type="float" office:value="243" calcext:value-type="float">
            <text:p>243</text:p>
          </table:table-cell>
          <table:table-cell table:formula="of:=AVERAGE([.B143:.B162])" office:value-type="float" office:value="248.75" calcext:value-type="float">
            <text:p>248.75</text:p>
          </table:table-cell>
          <table:table-cell table:formula="of:=[.C143]*5/1023" office:value-type="float" office:value="1.21578690127077" calcext:value-type="float">
            <text:p>1.21578690127077</text:p>
          </table:table-cell>
        </table:table-row>
        <table:table-row table:style-name="ro1">
          <table:table-cell office:value-type="float" office:value="754677" calcext:value-type="float">
            <text:p>754677</text:p>
          </table:table-cell>
          <table:table-cell office:value-type="float" office:value="242" calcext:value-type="float">
            <text:p>242</text:p>
          </table:table-cell>
          <table:table-cell table:formula="of:=AVERAGE([.B144:.B163])" office:value-type="float" office:value="250.666666666667" calcext:value-type="float">
            <text:p>250.666666666667</text:p>
          </table:table-cell>
          <table:table-cell table:formula="of:=[.C144]*5/1023" office:value-type="float" office:value="1.22515477354187" calcext:value-type="float">
            <text:p>1.22515477354187</text:p>
          </table:table-cell>
        </table:table-row>
        <table:table-row table:style-name="ro1">
          <table:table-cell office:value-type="float" office:value="830145" calcext:value-type="float">
            <text:p>830145</text:p>
          </table:table-cell>
          <table:table-cell office:value-type="float" office:value="254" calcext:value-type="float">
            <text:p>254</text:p>
          </table:table-cell>
          <table:table-cell table:formula="of:=AVERAGE([.B145:.B164])" office:value-type="float" office:value="255" calcext:value-type="float">
            <text:p>255</text:p>
          </table:table-cell>
          <table:table-cell table:formula="of:=[.C145]*5/1023" office:value-type="float" office:value="1.24633431085044" calcext:value-type="float">
            <text:p>1.24633431085044</text:p>
          </table:table-cell>
        </table:table-row>
        <table:table-row table:style-name="ro1">
          <table:table-cell office:value-type="float" office:value="913159" calcext:value-type="float">
            <text:p>913159</text:p>
          </table:table-cell>
          <table:table-cell office:value-type="float" office:value="256" calcext:value-type="float">
            <text:p>256</text:p>
          </table:table-cell>
          <table:table-cell table:formula="of:=AVERAGE([.B146:.B165])" office:value-type="float" office:value="256" calcext:value-type="float">
            <text:p>256</text:p>
          </table:table-cell>
          <table:table-cell table:formula="of:=[.C146]*5/1023" office:value-type="float" office:value="1.25122189638319" calcext:value-type="float">
            <text:p>1.25122189638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5T13:32:56.141680282</dc:date>
    <meta:editing-duration>PT8M31S</meta:editing-duration>
    <meta:editing-cycles>1</meta:editing-cycles>
    <meta:document-statistic meta:table-count="1" meta:cell-count="58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897cm" svg:height="20.826cm" xlink:href=".." xlink:type="simple" chart:class="chart:scatter" chart:style-name="ch1">
        <chart:legend chart:legend-position="end" svg:x="36.018cm" svg:y="10.114cm" style:legend-expansion="high" chart:style-name="ch2"/>
        <chart:plot-area chart:style-name="ch3" table:cell-range-address="rec.A1:rec.A146 rec.D1:rec.D146" chart:data-source-has-labels="row" svg:x="0.777cm" svg:y="0.416cm" svg:width="34.464cm" svg:height="19.994cm">
          <chartooo:coordinate-region svg:x="1.504cm" svg:y="0.615cm" svg:width="33.087cm" svg:height="19.1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.D2:rec.D146" chart:label-cell-address="rec.D1:rec.D1" chart:class="chart:scatter">
            <chart:domain table:cell-range-address="rec.A2:rec.A146"/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</text:p>
                <draw:g>
                  <svg:desc>rec.D1:rec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.A2:rec.A146</svg:desc>
                </draw:g>
              </table:table-cell>
              <table:table-cell office:value-type="float" office:value="1.94159335288368">
                <text:p>1.94159335288368</text:p>
                <draw:g>
                  <svg:desc>rec.D2:rec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0439882697947">
                <text:p>2.00439882697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97800586510264">
                <text:p>1.97800586510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00439882697947">
                <text:p>2.00439882697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96480938416422">
                <text:p>1.9648093841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92521994134897">
                <text:p>1.92521994134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98460410557185">
                <text:p>1.98460410557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.95821114369501">
                <text:p>1.95821114369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.89882697947214">
                <text:p>1.89882697947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.93181818181818">
                <text:p>1.931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93181818181818">
                <text:p>1.931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92521994134897">
                <text:p>1.92521994134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.92521994134897">
                <text:p>1.92521994134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.93181818181818">
                <text:p>1.931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.90542521994135">
                <text:p>1.90542521994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.92521994134897">
                <text:p>1.92521994134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.92521994134897">
                <text:p>1.92521994134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.93181818181818">
                <text:p>1.931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1.93841642228739">
                <text:p>1.93841642228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.9450146627566">
                <text:p>1.9450146627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1.91862170087977">
                <text:p>1.91862170087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86608015640274">
                <text:p>1.86608015640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.85312805474096">
                <text:p>1.85312805474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.84677419354839">
                <text:p>1.84677419354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1.84677419354839">
                <text:p>1.84677419354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1.8533724340176">
                <text:p>1.8533724340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1.8599706744868">
                <text:p>1.8599706744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1.87316715542522">
                <text:p>1.87316715542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1.85361681329423">
                <text:p>1.85361681329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">
                <text:p>88</text:p>
              </table:table-cell>
              <table:table-cell office:value-type="float" office:value="1.84701857282502">
                <text:p>1.84701857282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.84701857282502">
                <text:p>1.84701857282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1.85312805474096">
                <text:p>1.85312805474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">
                <text:p>117</text:p>
              </table:table-cell>
              <table:table-cell office:value-type="float" office:value="1.84677419354839">
                <text:p>1.84677419354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">
                <text:p>129</text:p>
              </table:table-cell>
              <table:table-cell office:value-type="float" office:value="1.84042033235582">
                <text:p>1.84042033235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">
                <text:p>142</text:p>
              </table:table-cell>
              <table:table-cell office:value-type="float" office:value="1.84066471163245">
                <text:p>1.84066471163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">
                <text:p>156</text:p>
              </table:table-cell>
              <table:table-cell office:value-type="float" office:value="1.83431085043988">
                <text:p>1.83431085043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1.82795698924731">
                <text:p>1.82795698924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9">
                <text:p>189</text:p>
              </table:table-cell>
              <table:table-cell office:value-type="float" office:value="1.83748778103617">
                <text:p>1.83748778103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">
                <text:p>207</text:p>
              </table:table-cell>
              <table:table-cell office:value-type="float" office:value="1.86412512218964">
                <text:p>1.86412512218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.85777126099707">
                <text:p>1.85777126099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1">
                <text:p>251</text:p>
              </table:table-cell>
              <table:table-cell office:value-type="float" office:value="1.86461388074291">
                <text:p>1.86461388074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">
                <text:p>276</text:p>
              </table:table-cell>
              <table:table-cell office:value-type="float" office:value="1.89760508308895">
                <text:p>1.89760508308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">
                <text:p>304</text:p>
              </table:table-cell>
              <table:table-cell office:value-type="float" office:value="1.93426197458456">
                <text:p>1.93426197458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4">
                <text:p>334</text:p>
              </table:table-cell>
              <table:table-cell office:value-type="float" office:value="1.94232649071359">
                <text:p>1.94232649071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">
                <text:p>368</text:p>
              </table:table-cell>
              <table:table-cell office:value-type="float" office:value="1.92766373411535">
                <text:p>1.92766373411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">
                <text:p>405</text:p>
              </table:table-cell>
              <table:table-cell office:value-type="float" office:value="1.9411045943304">
                <text:p>1.9411045943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">
                <text:p>445</text:p>
              </table:table-cell>
              <table:table-cell office:value-type="float" office:value="1.95454545454545">
                <text:p>1.95454545454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">
                <text:p>490</text:p>
              </table:table-cell>
              <table:table-cell office:value-type="float" office:value="1.94134897360704">
                <text:p>1.94134897360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9">
                <text:p>539</text:p>
              </table:table-cell>
              <table:table-cell office:value-type="float" office:value="1.95601173020528">
                <text:p>1.95601173020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">
                <text:p>593</text:p>
              </table:table-cell>
              <table:table-cell office:value-type="float" office:value="1.95625610948192">
                <text:p>1.9562561094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2">
                <text:p>652</text:p>
              </table:table-cell>
              <table:table-cell office:value-type="float" office:value="1.94990224828935">
                <text:p>1.94990224828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7">
                <text:p>717</text:p>
              </table:table-cell>
              <table:table-cell office:value-type="float" office:value="1.89149560117302">
                <text:p>1.89149560117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9">
                <text:p>789</text:p>
              </table:table-cell>
              <table:table-cell office:value-type="float" office:value="1.86681329423265">
                <text:p>1.866813294232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8">
                <text:p>868</text:p>
              </table:table-cell>
              <table:table-cell office:value-type="float" office:value="1.8599706744868">
                <text:p>1.85997067448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5">
                <text:p>955</text:p>
              </table:table-cell>
              <table:table-cell office:value-type="float" office:value="1.85972629521017">
                <text:p>1.85972629521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1">
                <text:p>1051</text:p>
              </table:table-cell>
              <table:table-cell office:value-type="float" office:value="1.86681329423265">
                <text:p>1.866813294232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6">
                <text:p>1156</text:p>
              </table:table-cell>
              <table:table-cell office:value-type="float" office:value="1.86045943304008">
                <text:p>1.86045943304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1">
                <text:p>1271</text:p>
              </table:table-cell>
              <table:table-cell office:value-type="float" office:value="1.87487781036168">
                <text:p>1.87487781036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9">
                <text:p>1399</text:p>
              </table:table-cell>
              <table:table-cell office:value-type="float" office:value="1.88074291300098">
                <text:p>1.88074291300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38">
                <text:p>1538</text:p>
              </table:table-cell>
              <table:table-cell office:value-type="float" office:value="1.88709677419355">
                <text:p>1.88709677419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2">
                <text:p>1692</text:p>
              </table:table-cell>
              <table:table-cell office:value-type="float" office:value="1.92644183773216">
                <text:p>1.92644183773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2">
                <text:p>1862</text:p>
              </table:table-cell>
              <table:table-cell office:value-type="float" office:value="1.93963831867058">
                <text:p>1.93963831867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8">
                <text:p>2048</text:p>
              </table:table-cell>
              <table:table-cell office:value-type="float" office:value="1.92717497556207">
                <text:p>1.92717497556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53">
                <text:p>2253</text:p>
              </table:table-cell>
              <table:table-cell office:value-type="float" office:value="1.90713587487781">
                <text:p>1.90713587487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78">
                <text:p>2478</text:p>
              </table:table-cell>
              <table:table-cell office:value-type="float" office:value="1.93450635386119">
                <text:p>1.934506353861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26">
                <text:p>2726</text:p>
              </table:table-cell>
              <table:table-cell office:value-type="float" office:value="1.92179863147605">
                <text:p>1.92179863147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9">
                <text:p>2999</text:p>
              </table:table-cell>
              <table:table-cell office:value-type="float" office:value="1.91153470185728">
                <text:p>1.91153470185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98">
                <text:p>3298</text:p>
              </table:table-cell>
              <table:table-cell office:value-type="float" office:value="1.90371456500489">
                <text:p>1.90371456500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28">
                <text:p>3628</text:p>
              </table:table-cell>
              <table:table-cell office:value-type="float" office:value="1.91520039100684">
                <text:p>1.91520039100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1">
                <text:p>3991</text:p>
              </table:table-cell>
              <table:table-cell office:value-type="float" office:value="1.92570869990225">
                <text:p>1.92570869990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0">
                <text:p>4390</text:p>
              </table:table-cell>
              <table:table-cell office:value-type="float" office:value="1.91446725317693">
                <text:p>1.91446725317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30">
                <text:p>4830</text:p>
              </table:table-cell>
              <table:table-cell office:value-type="float" office:value="2.00562072336266">
                <text:p>2.00562072336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13">
                <text:p>5313</text:p>
              </table:table-cell>
              <table:table-cell office:value-type="float" office:value="2.03812316715543">
                <text:p>2.038123167155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44">
                <text:p>5844</text:p>
              </table:table-cell>
              <table:table-cell office:value-type="float" office:value="2.02297165200391">
                <text:p>2.02297165200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28">
                <text:p>6428</text:p>
              </table:table-cell>
              <table:table-cell office:value-type="float" office:value="2.01735092864125">
                <text:p>2.01735092864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1">
                <text:p>7071</text:p>
              </table:table-cell>
              <table:table-cell office:value-type="float" office:value="1.99975562072336">
                <text:p>1.99975562072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78">
                <text:p>7778</text:p>
              </table:table-cell>
              <table:table-cell office:value-type="float" office:value="2.01099706744868">
                <text:p>2.01099706744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56">
                <text:p>8556</text:p>
              </table:table-cell>
              <table:table-cell office:value-type="float" office:value="1.99144672531769">
                <text:p>1.99144672531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12">
                <text:p>9412</text:p>
              </table:table-cell>
              <table:table-cell office:value-type="float" office:value="1.99364613880743">
                <text:p>1.993646138807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53">
                <text:p>10353</text:p>
              </table:table-cell>
              <table:table-cell office:value-type="float" office:value="1.9855816226784">
                <text:p>1.9855816226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88">
                <text:p>11388</text:p>
              </table:table-cell>
              <table:table-cell office:value-type="float" office:value="1.94599217986315">
                <text:p>1.945992179863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27">
                <text:p>12527</text:p>
              </table:table-cell>
              <table:table-cell office:value-type="float" office:value="1.95503421309873">
                <text:p>1.955034213098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80">
                <text:p>13780</text:p>
              </table:table-cell>
              <table:table-cell office:value-type="float" office:value="1.91129032258065">
                <text:p>1.91129032258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8">
                <text:p>15158</text:p>
              </table:table-cell>
              <table:table-cell office:value-type="float" office:value="1.93475073313783">
                <text:p>1.93475073313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74">
                <text:p>16674</text:p>
              </table:table-cell>
              <table:table-cell office:value-type="float" office:value="1.92253176930596">
                <text:p>1.922531769305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41">
                <text:p>18341</text:p>
              </table:table-cell>
              <table:table-cell office:value-type="float" office:value="1.90224828934506">
                <text:p>1.902248289345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76">
                <text:p>20176</text:p>
              </table:table-cell>
              <table:table-cell office:value-type="float" office:value="1.90762463343109">
                <text:p>1.907624633431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93">
                <text:p>22193</text:p>
              </table:table-cell>
              <table:table-cell office:value-type="float" office:value="1.90347018572825">
                <text:p>1.90347018572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13">
                <text:p>24413</text:p>
              </table:table-cell>
              <table:table-cell office:value-type="float" office:value="1.8677908113392">
                <text:p>1.8677908113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854">
                <text:p>26854</text:p>
              </table:table-cell>
              <table:table-cell office:value-type="float" office:value="1.82746823069404">
                <text:p>1.827468230694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539">
                <text:p>29539</text:p>
              </table:table-cell>
              <table:table-cell office:value-type="float" office:value="1.81549364613881">
                <text:p>1.81549364613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493">
                <text:p>32493</text:p>
              </table:table-cell>
              <table:table-cell office:value-type="float" office:value="1.75977517106549">
                <text:p>1.75977517106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743">
                <text:p>35743</text:p>
              </table:table-cell>
              <table:table-cell office:value-type="float" office:value="1.73093841642229">
                <text:p>1.730938416422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317">
                <text:p>39317</text:p>
              </table:table-cell>
              <table:table-cell office:value-type="float" office:value="1.71505376344086">
                <text:p>1.71505376344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249">
                <text:p>43249</text:p>
              </table:table-cell>
              <table:table-cell office:value-type="float" office:value="1.67888563049853">
                <text:p>1.678885630498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574">
                <text:p>47574</text:p>
              </table:table-cell>
              <table:table-cell office:value-type="float" office:value="1.65078201368524">
                <text:p>1.65078201368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331">
                <text:p>52331</text:p>
              </table:table-cell>
              <table:table-cell office:value-type="float" office:value="1.60581622678397">
                <text:p>1.60581622678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65">
                <text:p>57565</text:p>
              </table:table-cell>
              <table:table-cell office:value-type="float" office:value="1.5647605083089">
                <text:p>1.5647605083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321">
                <text:p>63321</text:p>
              </table:table-cell>
              <table:table-cell office:value-type="float" office:value="1.50757575757576">
                <text:p>1.50757575757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653">
                <text:p>69653</text:p>
              </table:table-cell>
              <table:table-cell office:value-type="float" office:value="1.46163245356794">
                <text:p>1.461632453567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619">
                <text:p>76619</text:p>
              </table:table-cell>
              <table:table-cell office:value-type="float" office:value="1.41568914956012">
                <text:p>1.41568914956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280">
                <text:p>84280</text:p>
              </table:table-cell>
              <table:table-cell office:value-type="float" office:value="1.37976539589443">
                <text:p>1.37976539589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709">
                <text:p>92709</text:p>
              </table:table-cell>
              <table:table-cell office:value-type="float" office:value="1.38049853372434">
                <text:p>1.380498533724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979">
                <text:p>101979</text:p>
              </table:table-cell>
              <table:table-cell office:value-type="float" office:value="1.33626588465298">
                <text:p>1.33626588465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177">
                <text:p>112177</text:p>
              </table:table-cell>
              <table:table-cell office:value-type="float" office:value="1.29692082111437">
                <text:p>1.296920821114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395">
                <text:p>123395</text:p>
              </table:table-cell>
              <table:table-cell office:value-type="float" office:value="1.27737047898338">
                <text:p>1.27737047898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735">
                <text:p>135735</text:p>
              </table:table-cell>
              <table:table-cell office:value-type="float" office:value="1.23924731182796">
                <text:p>1.23924731182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308">
                <text:p>149308</text:p>
              </table:table-cell>
              <table:table-cell office:value-type="float" office:value="1.20894428152493">
                <text:p>1.208944281524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4239">
                <text:p>164239</text:p>
              </table:table-cell>
              <table:table-cell office:value-type="float" office:value="1.19282811133405">
                <text:p>1.19282811133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663">
                <text:p>180663</text:p>
              </table:table-cell>
              <table:table-cell office:value-type="float" office:value="1.19012707722385">
                <text:p>1.190127077223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8730">
                <text:p>198730</text:p>
              </table:table-cell>
              <table:table-cell office:value-type="float" office:value="1.17158300270255">
                <text:p>1.17158300270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603">
                <text:p>218603</text:p>
              </table:table-cell>
              <table:table-cell office:value-type="float" office:value="1.15133186705767">
                <text:p>1.151331867057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463">
                <text:p>240463</text:p>
              </table:table-cell>
              <table:table-cell office:value-type="float" office:value="1.14239165852069">
                <text:p>1.142391658520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509">
                <text:p>264509</text:p>
              </table:table-cell>
              <table:table-cell office:value-type="float" office:value="1.13741097612065">
                <text:p>1.13741097612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0960">
                <text:p>290960</text:p>
              </table:table-cell>
              <table:table-cell office:value-type="float" office:value="1.1380554928942">
                <text:p>1.13805549289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056">
                <text:p>320056</text:p>
              </table:table-cell>
              <table:table-cell office:value-type="float" office:value="1.14410231345715">
                <text:p>1.14410231345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2062">
                <text:p>352062</text:p>
              </table:table-cell>
              <table:table-cell office:value-type="float" office:value="1.15391451168577">
                <text:p>1.153914511685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7268">
                <text:p>387268</text:p>
              </table:table-cell>
              <table:table-cell office:value-type="float" office:value="1.15933528836755">
                <text:p>1.159335288367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5995">
                <text:p>425995</text:p>
              </table:table-cell>
              <table:table-cell office:value-type="float" office:value="1.17845117845118">
                <text:p>1.17845117845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8595">
                <text:p>468595</text:p>
              </table:table-cell>
              <table:table-cell office:value-type="float" office:value="1.19868035190616">
                <text:p>1.19868035190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5454">
                <text:p>515454</text:p>
              </table:table-cell>
              <table:table-cell office:value-type="float" office:value="1.20164781455104">
                <text:p>1.20164781455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7000">
                <text:p>567000</text:p>
              </table:table-cell>
              <table:table-cell office:value-type="float" office:value="1.20723362658847">
                <text:p>1.207233626588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3700">
                <text:p>623700</text:p>
              </table:table-cell>
              <table:table-cell office:value-type="float" office:value="1.20918866080156">
                <text:p>1.2091886608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6070">
                <text:p>686070</text:p>
              </table:table-cell>
              <table:table-cell office:value-type="float" office:value="1.21578690127077">
                <text:p>1.215786901270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4677">
                <text:p>754677</text:p>
              </table:table-cell>
              <table:table-cell office:value-type="float" office:value="1.22515477354187">
                <text:p>1.22515477354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0145">
                <text:p>830145</text:p>
              </table:table-cell>
              <table:table-cell office:value-type="float" office:value="1.24633431085044">
                <text:p>1.246334310850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3159">
                <text:p>913159</text:p>
              </table:table-cell>
              <table:table-cell office:value-type="float" office:value="1.25122189638319">
                <text:p>1.25122189638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